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Selector.setSetBeans( boolean se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is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Selector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setSrc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setManager( String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Selector.setSelected( boolean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elector.isSelected( File basedir , String filename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